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Open Sans1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1" fo:font-size="18pt" officeooo:rsid="0010a3d0" officeooo:paragraph-rsid="0010a3d0"/>
    </style:style>
    <style:style style:name="P2" style:family="paragraph" style:parent-style-name="Standard" style:master-page-name="">
      <loext:graphic-properties draw:fill="none"/>
      <style:paragraph-properties fo:margin-left="0cm" fo:margin-right="-1cm" fo:text-align="center" style:justify-single-word="false" fo:text-indent="-1cm" style:auto-text-indent="false" style:page-number="auto" fo:background-color="transparent"/>
      <style:text-properties style:font-name="Open Sans1" fo:font-size="12pt" fo:font-weight="normal" officeooo:rsid="0010a3d0" officeooo:paragraph-rsid="0010a3d0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1" fo:font-size="10pt" fo:font-weight="normal" officeooo:rsid="00115b3f" officeooo:paragraph-rsid="00115b3f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-1cm" fo:text-align="start" style:justify-single-word="false" fo:text-indent="-1cm" style:auto-text-indent="false" fo:background-color="transparent"/>
      <style:text-properties style:font-name="Open Sans" fo:font-size="10pt" fo:font-weight="normal" officeooo:rsid="0010a3d0" officeooo:paragraph-rsid="0010a3d0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-1cm" fo:margin-top="0.101cm" fo:margin-bottom="0.101cm" style:contextual-spacing="false" fo:text-align="start" style:justify-single-word="false" fo:text-indent="-1cm" style:auto-text-indent="false" fo:background-color="transparent"/>
      <style:text-properties style:font-name="Open Sans" fo:font-size="10pt" fo:font-weight="normal" officeooo:rsid="0010a3d0" officeooo:paragraph-rsid="0010a3d0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" fo:font-size="10pt" fo:font-weight="bold" officeooo:rsid="00115b3f" officeooo:paragraph-rsid="00115b3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1cm" fo:margin-right="-1cm" fo:margin-top="0.101cm" fo:margin-bottom="0.101cm" style:contextual-spacing="false" fo:text-align="start" style:justify-single-word="false" fo:text-indent="0cm" style:auto-text-indent="false" fo:background-color="transparent"/>
      <style:text-properties style:font-name="Open Sans" fo:font-size="10pt" fo:font-weight="bold" officeooo:rsid="00115b3f" officeooo:paragraph-rsid="00115b3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-1cm" fo:text-align="start" style:justify-single-word="false" fo:text-indent="-1cm" style:auto-text-indent="false" fo:background-color="transparent"/>
      <style:text-properties fo:color="#666666" loext:opacity="100%" style:font-name="Open Sans SemiBold" fo:font-size="16pt" fo:font-weight="normal" officeooo:rsid="0010a3d0" officeooo:paragraph-rsid="0010a3d0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-1cm" fo:text-align="start" style:justify-single-word="false" fo:text-indent="-1cm" style:auto-text-indent="false" fo:background-color="transparent"/>
      <style:text-properties fo:color="#666666" loext:opacity="100%" style:font-name="Open Sans SemiBold1" fo:font-size="16pt" fo:font-weight="normal" officeooo:rsid="0012f21e" officeooo:paragraph-rsid="0012f21e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2f21e" officeooo:paragraph-rsid="0012f21e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2f21e" officeooo:paragraph-rsid="0021f99f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-1cm" fo:margin-right="-1cm" fo:margin-top="0.101cm" fo:margin-bottom="0.101cm" style:contextual-spacing="false" fo:text-align="start" style:justify-single-word="false" fo:text-indent="0cm" style:auto-text-indent="false" fo:background-color="transparent"/>
      <style:text-properties style:font-name="Open Sans SemiBold" fo:font-size="10pt" fo:font-weight="bold" officeooo:rsid="0012f21e" officeooo:paragraph-rsid="0018d68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18d689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18d689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14d302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14d302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20994c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21f99f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Open Sans SemiBold" fo:font-size="10pt" fo:font-weight="bold" officeooo:rsid="0014d302" officeooo:paragraph-rsid="0021f99f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-1cm" fo:margin-right="-1cm" fo:margin-top="0cm" fo:margin-bottom="0cm" style:contextual-spacing="false" fo:text-align="start" style:justify-single-word="false" fo:text-indent="0cm" style:auto-text-indent="false" fo:background-color="transparent"/>
      <style:text-properties style:font-name="Open Sans SemiBold" fo:font-size="10pt" fo:font-weight="bold" officeooo:rsid="0013d92b" officeooo:paragraph-rsid="0014d302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1cm" fo:margin-right="-1cm" fo:margin-top="0cm" fo:margin-bottom="0cm" style:contextual-spacing="false" fo:text-align="start" style:justify-single-word="false" fo:text-indent="0cm" style:auto-text-indent="false" fo:background-color="transparent"/>
      <style:text-properties style:font-name="Open Sans SemiBold" fo:font-size="10pt" fo:font-weight="bold" officeooo:rsid="0013d92b" officeooo:paragraph-rsid="0018d689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1cm" fo:margin-right="-1cm" fo:margin-top="0cm" fo:margin-bottom="0cm" style:contextual-spacing="false" fo:text-align="start" style:justify-single-word="false" fo:text-indent="0cm" style:auto-text-indent="false" fo:background-color="transparent"/>
      <style:text-properties style:font-name="Open Sans SemiBold" fo:font-size="10pt" fo:font-weight="bold" officeooo:rsid="0013d92b" officeooo:paragraph-rsid="0021f99f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Open Sans SemiBold" fo:font-size="10pt" fo:font-weight="normal" officeooo:rsid="001a30d1" officeooo:paragraph-rsid="0012f21e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Open Sans SemiBold1" fo:font-size="10pt" fo:font-weight="normal" officeooo:rsid="0014d302" officeooo:paragraph-rsid="0020994c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loext:opacity="100%" style:font-name="Open Sans" fo:font-size="10pt" fo:font-weight="normal" officeooo:rsid="0020994c" officeooo:paragraph-rsid="0020994c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loext:opacity="100%" style:font-name="Open Sans" fo:font-size="10pt" fo:font-weight="normal" officeooo:rsid="001609d4" officeooo:paragraph-rsid="0014d30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fo:color="#000000" loext:opacity="100%" style:font-name="Open Sans" fo:font-size="10pt" fo:font-weight="normal" officeooo:rsid="0026700f" officeooo:paragraph-rsid="00235e9d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loext:opacity="100%" style:font-name="Open Sans SemiBold" fo:font-size="10pt" fo:font-weight="normal" officeooo:rsid="001609d4" officeooo:paragraph-rsid="0014d302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loext:opacity="100%" style:font-name="Open Sans SemiBold" fo:font-size="10pt" fo:font-weight="normal" officeooo:rsid="00235e9d" officeooo:paragraph-rsid="0021f99f" style:font-weight-asian="normal" style:font-weight-complex="normal"/>
    </style:style>
    <style:style style:name="P30" style:family="paragraph">
      <loext:graphic-properties draw:fill-color="#666666"/>
      <style:paragraph-properties fo:text-align="center"/>
      <style:text-properties fo:font-size="12pt"/>
    </style:style>
    <style:style style:name="P31" style:family="paragraph">
      <loext:graphic-properties draw:fill-color="#6666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d92b" style:font-weight-asian="normal" style:font-weight-complex="normal"/>
    </style:style>
    <style:style style:name="T5" style:family="text">
      <style:text-properties fo:font-weight="normal" officeooo:rsid="001a30d1" style:font-weight-asian="normal" style:font-weight-complex="normal"/>
    </style:style>
    <style:style style:name="T6" style:family="text">
      <style:text-properties fo:font-weight="normal" officeooo:rsid="001cabfb" style:font-weight-asian="normal" style:font-weight-complex="normal"/>
    </style:style>
    <style:style style:name="T7" style:family="text">
      <style:text-properties fo:font-weight="normal" officeooo:rsid="0021f99f" style:font-weight-asian="normal" style:font-weight-complex="normal"/>
    </style:style>
    <style:style style:name="T8" style:family="text">
      <style:text-properties style:font-name="Open Sans SemiBold1"/>
    </style:style>
    <style:style style:name="T9" style:family="text">
      <style:text-properties style:font-name="Open Sans SemiBold1" fo:font-weight="normal" style:font-weight-asian="normal" style:font-weight-complex="normal"/>
    </style:style>
    <style:style style:name="T10" style:family="text">
      <style:text-properties style:font-name="Open Sans1" fo:font-weight="normal" style:font-weight-asian="normal" style:font-weight-complex="normal"/>
    </style:style>
    <style:style style:name="T11" style:family="text">
      <style:text-properties style:font-name="Open Sans1" fo:font-weight="normal" officeooo:rsid="0026700f" style:font-weight-asian="normal" style:font-weight-complex="normal"/>
    </style:style>
    <style:style style:name="T12" style:family="text">
      <style:text-properties style:font-name="Open Sans1" fo:font-weight="normal" officeooo:rsid="002be7bb" style:font-weight-asian="normal" style:font-weight-complex="normal"/>
    </style:style>
    <style:style style:name="T13" style:family="text">
      <style:text-properties style:font-name="Open Sans"/>
    </style:style>
    <style:style style:name="T14" style:family="text">
      <style:text-properties style:font-name="Open Sans" officeooo:rsid="0014d302"/>
    </style:style>
    <style:style style:name="T15" style:family="text">
      <style:text-properties style:font-name="Open Sans" officeooo:rsid="001a30d1"/>
    </style:style>
    <style:style style:name="T16" style:family="text">
      <style:text-properties style:font-name="Open Sans" officeooo:rsid="0021f99f"/>
    </style:style>
    <style:style style:name="T17" style:family="text">
      <style:text-properties fo:color="#666666" loext:opacity="100%"/>
    </style:style>
    <style:style style:name="T18" style:family="text">
      <style:text-properties fo:color="#666666" loext:opacity="100%" style:font-name="Open Sans" fo:font-weight="normal" style:font-weight-asian="normal" style:font-weight-complex="normal"/>
    </style:style>
    <style:style style:name="T19" style:family="text">
      <style:text-properties fo:color="#666666" loext:opacity="100%" style:font-name="Open Sans" fo:font-weight="normal" officeooo:rsid="0013d92b" style:font-weight-asian="normal" style:font-weight-complex="normal"/>
    </style:style>
    <style:style style:name="T20" style:family="text">
      <style:text-properties fo:color="#666666" loext:opacity="100%" style:font-name="Open Sans" fo:font-weight="normal" officeooo:rsid="0014d302" style:font-weight-asian="normal" style:font-weight-complex="normal"/>
    </style:style>
    <style:style style:name="T21" style:family="text">
      <style:text-properties fo:color="#666666" loext:opacity="100%" style:font-name="Open Sans" fo:font-weight="normal" officeooo:rsid="0017ba86" style:font-weight-asian="normal" style:font-weight-complex="normal"/>
    </style:style>
    <style:style style:name="T22" style:family="text">
      <style:text-properties fo:color="#666666" loext:opacity="100%" style:font-name="Open Sans" fo:font-weight="normal" officeooo:rsid="001a30d1" style:font-weight-asian="normal" style:font-weight-complex="normal"/>
    </style:style>
    <style:style style:name="T23" style:family="text">
      <style:text-properties fo:color="#666666" loext:opacity="100%" style:font-name="Open Sans" fo:font-weight="normal" officeooo:rsid="001cabfb" style:font-weight-asian="normal" style:font-weight-complex="normal"/>
    </style:style>
    <style:style style:name="T24" style:family="text">
      <style:text-properties fo:color="#666666" loext:opacity="100%" style:font-name="Open Sans" fo:font-weight="normal" officeooo:rsid="0021f99f" style:font-weight-asian="normal" style:font-weight-complex="normal"/>
    </style:style>
    <style:style style:name="T25" style:family="text">
      <style:text-properties fo:color="#666666" loext:opacity="100%" style:font-name="Open Sans" fo:font-weight="normal" officeooo:rsid="00276cb4" style:font-weight-asian="normal" style:font-weight-complex="normal"/>
    </style:style>
    <style:style style:name="T26" style:family="text">
      <style:text-properties fo:color="#000000" loext:opacity="100%" style:font-name="Open Sans" fo:font-weight="normal" style:font-weight-asian="normal" style:font-weight-complex="normal"/>
    </style:style>
    <style:style style:name="T27" style:family="text">
      <style:text-properties fo:color="#000000" loext:opacity="100%" style:font-name="Open Sans" fo:font-weight="normal" officeooo:rsid="001609d4" style:font-weight-asian="normal" style:font-weight-complex="normal"/>
    </style:style>
    <style:style style:name="T28" style:family="text">
      <style:text-properties fo:color="#000000" loext:opacity="100%" style:font-name="Open Sans" fo:font-weight="normal" officeooo:rsid="0018d689" style:font-weight-asian="normal" style:font-weight-complex="normal"/>
    </style:style>
    <style:style style:name="T29" style:family="text">
      <style:text-properties fo:color="#000000" loext:opacity="100%" style:font-name="Open Sans" fo:font-weight="normal" officeooo:rsid="001cabfb" style:font-weight-asian="normal" style:font-weight-complex="normal"/>
    </style:style>
    <style:style style:name="T30" style:family="text">
      <style:text-properties fo:color="#000000" loext:opacity="100%" style:font-name="Open Sans" fo:font-weight="normal" officeooo:rsid="001e7c82" style:font-weight-asian="normal" style:font-weight-complex="normal"/>
    </style:style>
    <style:style style:name="T31" style:family="text">
      <style:text-properties fo:color="#000000" loext:opacity="100%" style:font-name="Open Sans" fo:font-weight="normal" officeooo:rsid="0020994c" style:font-weight-asian="normal" style:font-weight-complex="normal"/>
    </style:style>
    <style:style style:name="T32" style:family="text">
      <style:text-properties fo:color="#000000" loext:opacity="100%" style:font-name="Open Sans" fo:font-weight="normal" officeooo:rsid="0021f99f" style:font-weight-asian="normal" style:font-weight-complex="normal"/>
    </style:style>
    <style:style style:name="T33" style:family="text">
      <style:text-properties fo:color="#000000" loext:opacity="100%" style:font-name="Open Sans" fo:font-weight="normal" officeooo:rsid="00235e9d" style:font-weight-asian="normal" style:font-weight-complex="normal"/>
    </style:style>
    <style:style style:name="T34" style:family="text">
      <style:text-properties fo:color="#000000" loext:opacity="100%" fo:font-weight="normal" officeooo:rsid="001609d4" style:font-weight-asian="normal" style:font-weight-complex="normal"/>
    </style:style>
    <style:style style:name="T35" style:family="text">
      <style:text-properties fo:color="#000000" loext:opacity="100%" fo:font-weight="normal" officeooo:rsid="001e7c82" style:font-weight-asian="normal" style:font-weight-complex="normal"/>
    </style:style>
    <style:style style:name="T36" style:family="text">
      <style:text-properties fo:color="#000000" loext:opacity="100%" fo:font-weight="normal" officeooo:rsid="00200481" style:font-weight-asian="normal" style:font-weight-complex="normal"/>
    </style:style>
    <style:style style:name="T37" style:family="text">
      <style:text-properties fo:color="#000000" loext:opacity="100%" fo:font-weight="normal" officeooo:rsid="00235e9d" style:font-weight-asian="normal" style:font-weight-complex="normal"/>
    </style:style>
    <style:style style:name="T38" style:family="text">
      <style:text-properties fo:color="#000000" loext:opacity="100%" officeooo:rsid="0020994c"/>
    </style:style>
    <style:style style:name="T39" style:family="text">
      <style:text-properties fo:color="#000000" loext:opacity="100%" officeooo:rsid="00235e9d"/>
    </style:style>
    <style:style style:name="gr1" style:family="graphic">
      <style:graphic-properties svg:stroke-color="#666666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GODWIN</text:span> <text:span text:style-name="T1">NWOKOLO</text:span></text:p>
      <text:p text:style-name="P2"><text:span text:style-name="T2">B. Eng. Production Engineering | </text:span><text:a xlink:type="simple" xlink:href="mailto:nwokolo.godwin.chidera@gmail.com" text:style-name="Internet_20_link" text:visited-style-name="Visited_20_Internet_20_Link"><text:span text:style-name="T2">nwokolo.godwin.chidera@gmail.com</text:span></text:a><text:span text:style-name="T2"> | +234 905 528 4351 <text:s/></text:span><text:a xlink:type="simple" xlink:href="https://github.com/alvindera97/" text:style-name="Internet_20_link" text:visited-style-name="Visited_20_Internet_20_Link"><text:span text:style-name="T2">github.com/alvindera97</text:span></text:a></text:p>
      <text:p text:style-name="P8"><draw:line text:anchor-type="paragraph" draw:z-index="0" draw:name="Shape1" draw:style-name="gr1" draw:text-style-name="P31" svg:x1="-1.078cm" svg:y1="0.781cm" svg:x2="17.893cm" svg:y2="0.781cm"><text:p/></draw:line>Education</text:p>
      <text:p text:style-name="P5"><text:span text:style-name="T8">University of Benin — Bachelor Of Production Engineering</text:span><text:tab/><text:tab/><text:tab/><text:tab/> <text:s text:c="8"/><text:span text:style-name="T17">Nov 2015 — Present</text:span></text:p>
      <text:p text:style-name="P4"/>
      <text:p text:style-name="P8"><draw:line text:anchor-type="paragraph" draw:z-index="1" draw:name="Shape1" draw:style-name="gr1" draw:text-style-name="P30" svg:x1="-1.052cm" svg:y1="0.778cm" svg:x2="17.921cm" svg:y2="0.778cm"><text:p/></draw:line>Skills</text:p>
      <text:p text:style-name="P7"><text:span text:style-name="T9">Languages: <text:s text:c="11"/></text:span><text:span text:style-name="T10">Python, JavaScript, Dart, </text:span><text:span text:style-name="T12">Java, C, </text:span><text:span text:style-name="T10">C++, TypeScript, </text:span><text:span text:style-name="T12">Rust</text:span></text:p>
      <text:p text:style-name="P6"><text:span text:style-name="T9">Technologies: <text:s text:c="6"/></text:span><text:span text:style-name="T10">Flutter, Django, Flask, Pandas, PostgreSQL, ReactJS, Heroku CLI, Git, </text:span><text:span text:style-name="T11">Unittest, </text:span><text:span text:style-name="T12">Selenium, Wagtail</text:span></text:p>
      <text:p text:style-name="P3"/>
      <text:p text:style-name="P9"><draw:line text:anchor-type="paragraph" draw:z-index="2" draw:name="Shape1" draw:style-name="gr1" draw:text-style-name="P30" svg:x1="-1.052cm" svg:y1="0.778cm" svg:x2="17.921cm" svg:y2="0.778cm"><text:p/></draw:line>Professional Experience</text:p>
      <text:p text:style-name="P12"><text:span text:style-name="T5">Senior</text:span><text:span text:style-name="T3"> Software Engineer — </text:span><text:span text:style-name="T6">Core</text:span><text:span text:style-name="T4"> Team</text:span><text:span text:style-name="T3"><text:tab/><text:tab/><text:tab/><text:tab/><text:tab/> <text:s text:c="15"/><text:tab/><text:tab/> <text:s text:c="2"/></text:span><text:span text:style-name="T19">Lagos West, L</text:span><text:span text:style-name="T21">A</text:span></text:p>
      <text:p text:style-name="P21"><text:span text:style-name="T15">ReHboX</text:span><text:span text:style-name="T13"><text:tab/><text:tab/><text:tab/><text:tab/><text:tab/><text:tab/><text:tab/> <text:s text:c="7"/><text:tab/><text:tab/><text:tab/> <text:s text:c="8"/><text:tab/> <text:s text:c="4"/></text:span><text:span text:style-name="T23">Feb</text:span><text:span text:style-name="T20"> 20</text:span><text:span text:style-name="T23">21</text:span><text:span text:style-name="T20"> — </text:span><text:span text:style-name="T25">Jun 2022</text:span></text:p>
      <text:p text:style-name="P13"><text:span text:style-name="T22">MedTech </text:span><text:span text:style-name="T24">company</text:span><text:span text:style-name="T18"><text:line-break/></text:span><text:span text:style-name="T26">• </text:span><text:span text:style-name="T30">Built and implemented motion tracking system for physio-specific computation.</text:span></text:p>
      <text:p text:style-name="P14"><text:span text:style-name="T26">• Led R&amp;D phases for gathering of software requirement</text:span><text:span text:style-name="T28">s</text:span><text:span text:style-name="T26"> together with the Design Team.</text:span></text:p>
      <text:p text:style-name="P14"><text:span text:style-name="T26">• </text:span><text:span text:style-name="T30">Used customer feedback to fine-tune research interests and implementation priorities.</text:span></text:p>
      <text:p text:style-name="P14"><text:span text:style-name="T35">• </text:span><text:span text:style-name="T36">Resulted in 100% increase in reported satisfaction from volunteering test customers.</text:span></text:p>
      <text:p text:style-name="P17"><text:span text:style-name="T26">• </text:span><text:span text:style-name="T31">Developed and implemented entire software life cycle process, including R&amp;D phases and shipping stages.</text:span></text:p>
      <text:p text:style-name="P25">• Worked with engineers and design team leads to design actionable points of execution. </text:p>
      <text:p text:style-name="P25">• Led team of visual designers and engineers with testing feasibility of submitted observations/precautions.</text:p>
      <text:p text:style-name="P25">• Led technical writers with documentation writing and documentation update procedures for this project.</text:p>
      <text:p text:style-name="P24"><text:span text:style-name="T38">• </text:span><text:span text:style-name="T39">Resulted in 6 new recruits all accepting offers from ReHboX as software life cycle was executable.</text:span></text:p>
      <text:p text:style-name="P23"/>
      <text:p text:style-name="P10"><text:span text:style-name="T5">Staff</text:span><text:span text:style-name="T3"> Software Engineer — </text:span><text:span text:style-name="T5">Engineering</text:span><text:span text:style-name="T4"> Team</text:span><text:span text:style-name="T3"> <text:tab/><text:tab/><text:tab/><text:tab/><text:tab/> <text:s text:c="8"/><text:tab/><text:tab/> <text:s text:c="2"/></text:span><text:span text:style-name="T19">Lagos West, L</text:span><text:span text:style-name="T21">A</text:span></text:p>
      <text:p text:style-name="P20"><text:span text:style-name="T13">CodeDAN Developers </text:span><text:span text:style-name="T14">LLC</text:span><text:span text:style-name="T13"><text:tab/><text:tab/><text:tab/><text:tab/><text:tab/><text:tab/><text:tab/> <text:s text:c="15"/><text:tab/> <text:s text:c="7"/></text:span><text:span text:style-name="T20">J</text:span><text:span text:style-name="T22">a</text:span><text:span text:style-name="T20">n 20</text:span><text:span text:style-name="T22">21</text:span><text:span text:style-name="T20"> — </text:span><text:span text:style-name="T22">Present</text:span></text:p>
      <text:p text:style-name="P15"><text:span text:style-name="T18">Software development company<text:line-break/></text:span><text:span text:style-name="T26">• Built beta-tester’s report/response portal for reporting app bugs and unexpected behaviour.</text:span></text:p>
      <text:p text:style-name="P16"><text:span text:style-name="T26">• Led R&amp;D phases for gathering of software requirement</text:span><text:span text:style-name="T28">s</text:span><text:span text:style-name="T26"> together with the Design Team.</text:span></text:p>
      <text:p text:style-name="P16"><text:span text:style-name="T26">• Implemented algorithm for </text:span><text:span text:style-name="T27">sorting reports in order of severity for Engineering Team’</text:span><text:span text:style-name="T29">s portal.</text:span></text:p>
      <text:p text:style-name="P26">• Designed and implemented template applicator for following up on beta testers’ reports.</text:p>
      <text:p text:style-name="P28">• Resulted in 90% increase in response/report rate <text:s/>from beta testers.</text:p>
      <text:p text:style-name="P28"/>
      <text:p text:style-name="P11"><text:span text:style-name="T7">Core Developer</text:span><text:span text:style-name="T3"> <text:tab/><text:tab/><text:tab/><text:tab/><text:tab/> <text:s text:c="8"/><text:tab/><text:tab/> <text:s text:c="2"/><text:tab/><text:tab/><text:tab/> <text:s/></text:span><text:span text:style-name="T24">University of Benin</text:span><text:span text:style-name="T19">, </text:span><text:span text:style-name="T24">ED</text:span></text:p>
      <text:p text:style-name="P22"><text:span text:style-name="T16">IXORABLOOM</text:span><text:span text:style-name="T13"><text:tab/><text:tab/><text:tab/><text:tab/><text:tab/><text:tab/><text:tab/> <text:s text:c="15"/><text:tab/> <text:s text:c="7"/><text:tab/><text:tab/> <text:s text:c="3"/></text:span><text:span text:style-name="T24">Oct </text:span><text:span text:style-name="T20">20</text:span><text:span text:style-name="T24">17</text:span><text:span text:style-name="T20"> — </text:span><text:span text:style-name="T24">Nov 2020</text:span></text:p>
      <text:p text:style-name="P18"><text:span text:style-name="T24">Life style</text:span><text:span text:style-name="T18"> </text:span><text:span text:style-name="T24">company</text:span><text:span text:style-name="T18"><text:line-break/></text:span><text:span text:style-name="T26">• Built </text:span><text:span text:style-name="T32">entire blog system and content management software.</text:span></text:p>
      <text:p text:style-name="P19"><text:span text:style-name="T26">• Led R&amp;D phases for gathering of software </text:span><text:span text:style-name="T32">load and performance </text:span><text:span text:style-name="T26">requirement</text:span><text:span text:style-name="T28">s</text:span><text:span text:style-name="T26">.</text:span></text:p>
      <text:p text:style-name="P19"><text:span text:style-name="T26">• </text:span><text:span text:style-name="T32">Developed and </text:span><text:span text:style-name="T26">Implemented algorithm </text:span><text:span text:style-name="T32">for user-centric most popular interests.</text:span></text:p>
      <text:p text:style-name="P19"><text:span text:style-name="T27">• </text:span><text:span text:style-name="T32">Respond</text:span><text:span text:style-name="T33">ed</text:span><text:span text:style-name="T32"> to </text:span><text:span text:style-name="T33">and built</text:span><text:span text:style-name="T32"> feature requests; made accessible through content management system.</text:span></text:p>
      <text:p text:style-name="P19"><text:span text:style-name="T34">• Resulted in </text:span><text:span text:style-name="T37">40-45% increase in interest, conversion rate and consumer trust from consuming public.</text:span></text:p>
      <text:p text:style-name="P29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Open Sans1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5:31:12.671623658</meta:creation-date>
    <dc:date>2023-10-15T17:31:14.374133463</dc:date>
    <meta:editing-duration>PT35M22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340" meta:character-count="2601" meta:non-whitespace-character-count="2087"/>
  </office:meta>
</office:document-meta>
</file>